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938" officeooo:paragraph-rsid="001f8938"/>
    </style:style>
    <style:style style:name="P2" style:family="paragraph" style:parent-style-name="Standard">
      <style:text-properties officeooo:rsid="001f8938" officeooo:paragraph-rsid="0025c53c"/>
    </style:style>
    <style:style style:name="P3" style:family="paragraph" style:parent-style-name="Standard">
      <style:text-properties officeooo:rsid="0023f0f3" officeooo:paragraph-rsid="0023f0f3"/>
    </style:style>
    <style:style style:name="P4" style:family="paragraph" style:parent-style-name="Standard">
      <style:text-properties officeooo:rsid="001f8938" officeooo:paragraph-rsid="0025c53c"/>
    </style:style>
    <style:style style:name="P5" style:family="paragraph" style:parent-style-name="Standard">
      <style:text-properties officeooo:rsid="002600ca" officeooo:paragraph-rsid="002600ca"/>
    </style:style>
    <style:style style:name="P6" style:family="paragraph" style:parent-style-name="Standard">
      <style:text-properties officeooo:rsid="0027a38e" officeooo:paragraph-rsid="0027a38e"/>
    </style:style>
    <style:style style:name="T1" style:family="text">
      <style:text-properties officeooo:rsid="0028c6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годня я попытался сделать послойное прохождение изображения через сеть YOLO. Алгоритм моих действий выглядит следующим образом:</text:p>
      <text:p text:style-name="P1">1. Загрузка изображения в графический процессор.</text:p>
      <text:p text:style-name="P1">2. Загрузка следующего слоя в графический процессор.</text:p>
      <text:p text:style-name="P1">3. Пропускание изображения через слой и сохранение результата.</text:p>
      <text:p text:style-name="P1">4. Удаление изображения (сохраняется только результат).</text:p>
      <text:p text:style-name="P1">5. Выгрузка слоя из графического процессора.</text:p>
      <text:p text:style-name="P1"/>
      <text:p text:style-name="P1">Результат оказался весьма интересным. Я смог пропустить образ через сеть вплоть до последнего полносвязного слоя. На тот момент у меня уже было подгружено 3.8 гигабайтов видеопамяти (включая ~250 Мб на системные нужды). Само собой подгружать слой размерностью 50176 * 4096 моя система отказалась. Я решил провести эксперимент, чтобы выяснить количество памяти необходимое для данного слоя. Полученное число – 1265 Мб. Это значение совершенно не соотносится с [1].</text:p>
      <text:p text:style-name="P1"/>
      <text:p text:style-name="P1"/>
      <text:p text:style-name="P3">Дальнейшим шагом в упрощении модели стало преобразование используемого типа данных. С использованием 16-битового числа с плавающей точкой изображение дошло до последнего полносвязного слоя с занятием всего 990 Мб видеопамяти, в контраст 3 Гб-там предыдущего результата. Сейчас буду пытаться пропустить изображение через последний слой.</text:p>
      <text:p text:style-name="P3"/>
      <text:p text:style-name="P3">Я загрузил последний слой в видеопамять. Использование графической памяти увеличилось до 1385 Мб. </text:p>
      <text:p text:style-name="P3"/>
      <text:p text:style-name="P3">Оказалось это был не последний слой. Последний слой оказался слоем поменьше. <text:s/>Его подгрузка увеличила объем используемой памяти до 1397 Мб. </text:p>
      <text:p text:style-name="P3"/>
      <text:p text:style-name="P3">Пропустив изображение через все слои YOLO, я получил сбой в процессе подсчёта ошибки. Как я предполагал, ошибка вызвана плохим качеством загрузчика данных. Но прогресс виден на лицо. Сеть смогла пропустить через себя изображение не привысив объема допустимой памяти. Результаты сегодняшнего дня можно считать положительными. </text:p>
      <text:p text:style-name="P2"><text:s/></text:p>
      <text:p text:style-name="P5">Я переделал загрузку данных. Теперь хоть она и не является еффективной, но по крайней мере даёт данные нужного размера. Я смог высчитать ошибку и пустить её по сети. Использование графической памяти увеличилось до 1929 Мб. Остался последний шаг – оптимизация синоптических связей.</text:p>
      <text:p text:style-name="P5"/>
      <text:p text:style-name="P6">Оптимизация не прошла успешно. Видимо я не могу оптимизировать связи на слоях, так как выгрузил их из видеопамяти. Попытаюсь сделать оптимизацию в оперативной <text:span text:style-name="T1">памяти. Проблема возникает там, где я начинаю обрабатывать послойно. </text:span></text:p>
      <text:p text:style-name="P2"/>
      <text:p text:style-name="P2"/>
      <text:p text:style-name="P2">Источники:</text:p>
      <text:p text:style-name="P1">[1] Анализ размера сети – текущая рабо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3:07:19.578650893</meta:creation-date>
    <dc:date>2019-12-02T01:40:10.637694753</dc:date>
    <meta:editing-duration>PT51M40S</meta:editing-duration>
    <meta:editing-cycles>6</meta:editing-cycles>
    <meta:generator>LibreOffice/6.2.7.1$Linux_X86_64 LibreOffice_project/20$Build-1</meta:generator>
    <meta:document-statistic meta:table-count="0" meta:image-count="0" meta:object-count="0" meta:page-count="1" meta:paragraph-count="16" meta:word-count="315" meta:character-count="2311" meta:non-whitespace-character-count="2002"/>
  </office:meta>
</office:document-meta>
</file>